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color="#800000"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/>
    </style:style>
    <style:style style:name="P8" style:family="paragraph" style:parent-style-name="Standard">
      <style:paragraph-properties fo:text-align="start" style:justify-single-word="false"/>
      <style:text-properties fo:font-size="10pt" fo:language="ru" fo:country="RU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000000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language="ru" fo:country="RU" style:text-underline-style="none"/>
    </style:style>
    <style:style style:name="T1" style:family="text">
      <style:text-properties fo:color="#0000ff" fo:language="en" fo:country="US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47ff" style:text-underline-style="solid" style:text-underline-width="auto" style:text-underline-color="font-color"/>
    </style:style>
    <style:style style:name="T6" style:family="text">
      <style:text-properties fo:color="#0047ff" fo:language="ru" fo:country="RU" style:text-underline-style="solid" style:text-underline-width="auto" style:text-underline-color="font-color"/>
    </style:style>
    <style:style style:name="T7" style:family="text">
      <style:text-properties fo:color="#0047ff" fo:font-size="10pt" fo:language="ru" fo:country="RU" style:text-underline-style="solid" style:text-underline-width="auto" style:text-underline-color="font-color" style:font-size-asian="10pt" style:font-size-complex="10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text-underline-style="solid" style:text-underline-width="auto" style:text-underline-color="font-color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fo:font-size="14pt" style:text-underline-style="solid" style:text-underline-width="auto" style:text-underline-color="font-color" style:font-size-asian="14pt"/>
    </style:style>
    <style:style style:name="T13" style:family="text">
      <style:text-properties fo:font-size="14pt" fo:language="en" fo:country="US" style:text-underline-style="solid" style:text-underline-width="auto" style:text-underline-color="font-color" style:font-size-asian="14pt"/>
    </style:style>
    <style:style style:name="T14" style:family="text">
      <style:text-properties fo:font-size="14pt" style:font-size-asian="14pt"/>
    </style:style>
    <style:style style:name="T15" style:family="text">
      <style:text-properties style:font-weight-asian="bold"/>
    </style:style>
    <style:style style:name="T16" style:family="text">
      <style:text-properties style:font-weight-complex="bold"/>
    </style:style>
    <style:style style:name="T17" style:family="text">
      <style:text-properties fo:font-size="10pt"/>
    </style:style>
    <style:style style:name="T18" style:family="text">
      <style:text-properties fo:font-size="10pt" fo:language="ru" fo:country="RU" style:font-size-asian="10pt" style:font-size-complex="10pt"/>
    </style:style>
    <style:style style:name="T19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0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1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2" style:family="text">
      <style:text-properties fo:font-size="10pt" style:text-underline-style="none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underline-style="none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font-size-asian="10pt"/>
    </style:style>
    <style:style style:name="T27" style:family="text">
      <style:text-properties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Информация по системе "Клиент-банк" для сайта</text:p>
      <text:p text:style-name="P4">Программное обеспечение</text:p>
      <text:p text:style-name="P1"/>
      <text:p text:style-name="P1"/>
      <text:p text:style-name="P6">Документация</text:p>
      <text:p text:style-name="P5"/>
      <text:p text:style-name="P3">Документация по системе "Клиент-банк" </text:p>
      <text:p text:style-name="P9"><text:tab/><text:span text:style-name="T10">Руководство пользователя </text:span><text:span text:style-name="T6">скачать</text:span></text:p>
      <text:p text:style-name="P8"><text:tab/>Инструкция по добавлению нового расчетного счета <text:s/><text:span text:style-name="T5">скачать</text:span></text:p>
      <text:p text:style-name="P9"><text:span text:style-name="T10"><text:tab/>Руководство пользователя по настройке обмена данными с 1С:Предприятие </text:span><text:span text:style-name="T6">скачать</text:span></text:p>
      <text:p text:style-name="P9"><text:span text:style-name="T10"><text:tab/>Формат экспорта\импорта документов </text:span>скачать<text:span text:style-name="T10"><text:tab/></text:span></text:p>
      <text:p text:style-name="P2"><text:span text:style-name="T23"/></text:p>
      <text:p text:style-name="P2"><text:span text:style-name="T4">Документация по программе </text:span>PCard</text:p>
      <text:p text:style-name="P2"><text:tab/>Руководство пользователя cкачать</text:p>
      <text:p text:style-name="P11"><text:span text:style-name="T4"/></text:p>
      <text:p text:style-name="P11"><text:span text:style-name="T4">Бланки </text:span></text:p>
      <text:p text:style-name="P10"><text:tab/>Бланк заявки на подключение к системе клиент-банк <text:span text:style-name="T5">скачать</text:span></text:p>
      <text:p text:style-name="P10"><text:tab/>Бланк заявки на тех.работы по системе клиент-банк <text:span text:style-name="T5">скачат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2T10:40:56.43</meta:creation-date>
    <dc:date>2009-06-03T13:33:24.99</dc:date>
    <meta:editing-duration>PT01H38M49S</meta:editing-duration>
    <meta:editing-cycles>6</meta:editing-cycles>
    <meta:generator>OpenOffice.org/3.0$Win32 OpenOffice.org_project/300m9$Build-9358</meta:generator>
    <meta:document-statistic meta:table-count="0" meta:image-count="0" meta:object-count="0" meta:page-count="1" meta:paragraph-count="13" meta:word-count="60" meta:character-count="518"/>
    <meta:user-defined meta:name="Поле 1"/>
    <meta:user-defined meta:name="Поле 2"/>
    <meta:user-defined meta:name="Поле 3"/>
    <meta:user-defined meta:name="Поле 4"/>
  </office:meta>
</office:document-meta>
</file>